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605e" officeooo:paragraph-rsid="0005605e"/>
    </style:style>
    <style:style style:name="P2" style:family="paragraph" style:parent-style-name="Footnote">
      <style:text-properties officeooo:rsid="0005605e" officeooo:paragraph-rsid="0005605e"/>
    </style:style>
    <style:style style:name="P3" style:family="paragraph" style:parent-style-name="Footnote">
      <style:text-properties style:font-name="Times New Roman" fo:font-size="10pt" style:font-size-asian="10pt" style:font-size-complex="10pt"/>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fo:font-style="normal" officeooo:rsid="0005605e" style:font-style-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 Study</text:p>
      <text:p text:style-name="P1">Soda</text:p>
      <text:p text:style-name="P1"/>
      <text:p text:style-name="P1">Washing soda is... </text:p>
      <text:p text:style-name="P1"/>
      <text:p text:style-name="P1">Described by Reeves as popular with working class women before WWI because as it was cheap, it was 'made to do a great deal' including childrens baths and hair washing.<text:note text:id="ftn1" text:note-class="footnote"><text:note-citation>1</text:note-citation><text:note-body><text:p text:style-name="P2">Reeves p61</text:p></text:note-body></text:note> From Reeves we see the kind of quantities that women would buy were large, 7 pounds at a time was regular and 3d was a usual price for this amount.<text:note text:id="ftn0" text:note-class="footnote"><text:note-citation>2</text:note-citation><text:note-body><text:p text:style-name="P3"><text:span text:style-name="T1">Reeves, Pember. </text:span><text:span text:style-name="T2">Round About a Pound a Week</text:span><text:span text:style-name="T3">. The English Working Class. <text:s/>New York: Garland Pub., 1980. </text:span><text:span text:style-name="T4">(p60)</text:span></text:p></text:note-body></text:note></text:p>
      <text:p text:style-name="P1"/>
      <text:p text:style-name="P1">Buying cheap soda could be perilous, as the causticity could be higher than expected and cause problems such as the example Reeves gave of a woman who ' scrubbed and washed and cleaned with it until her arms lost all their skin and she was taken into the workhouse infirmary with dangerous blood poisoning'.<text:note text:id="ftn2" text:note-class="footnote"><text:note-citation>3</text:note-citation><text:note-body><text:p text:style-name="P2">Reeves p61</text:p></text:note-body></text:note></text:p>
      <text:p text:style-name="P1"/>
      <text:p text:style-name="P1">Soda could be used alone or as an additive to soften water, which has the effect of requiring less soap. Water hardness was, and continues to be, a factor in why there are regional variations in preferences for detergents and even tea bags. Knowledge of water hardness was included in home economics lessons, and manufacturers urged consumers to write away to their water board to find out what the level of hardness was in their area. </text:p>
      <text:p text:style-name="P1"/>
      <text:p text:style-name="P1">See Boots soda letters about Thawpits stopping production, leading to them only being able to sell prepacked rather than loose soda.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21:51:55.921596000</meta:creation-date>
    <dc:date>2014-05-15T22:05:34.611518000</dc:date>
    <meta:editing-duration>P0D</meta:editing-duration>
    <meta:editing-cycles>1</meta:editing-cycles>
    <meta:document-statistic meta:table-count="0" meta:image-count="0" meta:object-count="0" meta:page-count="1" meta:paragraph-count="10" meta:word-count="239" meta:character-count="1355" meta:non-whitespace-character-count="1122"/>
    <meta:generator>LibreOffice/4.1.4.2$MacOSX_x86 LibreOffice_project/0a0440ccc0227ad9829de5f46be37cfb6edcf72</meta:generator>
  </office:meta>
</office:document-meta>
</file>